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F0000000BCD71E9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Evaluation_-_Am.C3.A9liorations"/>Evaluation - Améliorations</text:h>
      <text:p text:style-name="Text_20_body">L’apéro-projet du mardi 17 février 2015 organisé par Julien et Maëlle a été l’occasion de la présentation de la e-poignée suivie de l’analyse du tableau des contraintes, de l’appréciation des résultats et de la suggestion des axes d’amélioration. En regard de chaque contrainte, les participants, Laurent en particulier, donnent leur avis : </text:p>
      <text:list xml:id="list6758491362066319123" text:style-name="L1">
        <text:list-item>
          <text:p text:style-name="P2">Montage/démontage sur le couvercle [18] : un participant expérimente l’opération, le résultat est satisfaisant. Hors réunion, une amélioration est envisagée. Elle consiste en l’adjonction d’une pièce qui permet de guider la tige filetée du couvercle dans l’axe de l’entretoise [15]. La contrainte est maintenue. </text:p>
        </text:list-item>
        <text:list-item>
          <text:p text:style-name="P2">Fixation M5 sur le couvercle [18]: d'un couvercle à l'autre, le pas de vis, dans le cas présent l'entretoise [15] M5, peut être différent, M4 par exemple. Ou bien, selon un standard anglais, en pouces plutôt qu'en millimètres. Dans ces cas, il convient d'adapter l'entretoise et si sa hauteur est différente d'ajuster la hauteur de la jupe [8]. La contrainte est levée (filetage M5 uniquement). </text:p>
        </text:list-item>
        <text:list-item>
          <text:p text:style-name="P2">Application du thermocouple [16] sur l'entretoise [15] : le thermocouple [16] est introduit à l'aide d'un trou de 1 mm de diamètre percé au préalable sur l'un des pans de l'entretoise [15] hexagonale. Une goutte de super glue permet de coller l'ensemble. En outre, une gaine thermorétractable enveloppe le thermocouple [16] et son câble autour de l'entretoise [16]. La contrainte est levée. </text:p>
        </text:list-item>
        <text:list-item>
          <text:p text:style-name="P2">Fixation du circuit imprimé [6] : fixation correcte. La contrainte est levée. </text:p>
        </text:list-item>
        <text:list-item>
          <text:p text:style-name="P2">Accessibilité du bornier de connexion du thermocouple [16] : l'accessibilité est correcte, les 2 fils du thermocouple [16] sont connectés au bornier par serrage des vis à l'aide d'un tournevis d'horloger. La contrainte est levée. </text:p>
        </text:list-item>
        <text:list-item>
          <text:p text:style-name="P2">Visibilité de l’embase USB pour faciliter la connexion du câble : des fenêtres ont été aménagées sur le top [4] et le logo [1]. La visibilité est correcte. La contrainte est levée. </text:p>
        </text:list-item>
        <text:list-item>
          <text:p text:style-name="P2">Reconduire la fonctionnalité de manutention de la poignée : cette fonctionnalité est correcte. La contrainte est levée. </text:p>
        </text:list-item>
        <text:list-item>
          <text:p text:style-name="P2">Incrustation du logo [1] : non réalisée. La contrainte est maintenue. </text:p>
        </text:list-item>
        <text:list-item>
          <text:p text:style-name="P2">Incrustation du sigle USB : non réalisée. La contrainte est maintenue. </text:p>
        </text:list-item>
        <text:list-item>
          <text:p text:style-name="P2">Peinture (couleur du logo : vert, orange, gris) / Vernis : non réalisée. Un essai de peinture est réalisé sur l'une des pièces qui n'existe plus dans le prototype actuel. Une peinture d'apprêt ainsi qu'environ 10 couches successives n'ont pas suffit à couvrir correctement la pièce. La pièce a été coupée en 2 morceaux. La photo ci-dessous montre l'une des 2 moitiés. Le PLA a absorbé comme une éponge la peinture ! L'usage au quotidien de la e-poignée a mis en évidence la nécessité de la protéger pour s'assurer d'une bonne hygiène alimentaire. Amélioration : modification des paramètres dans Slic3r, en vue d'obtenir une couche externe plus épaisse et plus dense. La protection de la pièce par un vernis s'avère une solution envisageable. La contrainte est maintenue.</text:p>
          <text:p text:style-name="P2"><text:s/></text:p>
          <text:p text:style-name="P2"><text:soft-page-break/><draw:a xlink:type="simple" xlink:href="http://fablabo.net/wiki/Fichier:Peinture.JPG"><draw:frame draw:style-name="fr1" draw:name="Image2" text:anchor-type="as-char" svg:width="0.45cm" svg:height="0.344cm" draw:z-index="0"><draw:image xlink:href="Pictures/100002000000000F0000000BCD71E95B.png" xlink:type="simple" xlink:show="embed" xlink:actuate="onLoad"/></draw:frame></draw:a></text:p>
        </text:list-item>
        <text:list-item>
          <text:p text:style-name="P2">Tenue en température : l'isolateur [10] en bakélite constitue une isolation thermique satisfaisante. La contrainte est levée. </text:p>
        </text:list-item>
        <text:list-item>
          <text:p text:style-name="P2">Assurer la fonction complémentaire de milieu de table (voir photo) : le sujet n'a pas été traité car la photo n'était pas accessible sur le wiki. Cette fonction nécessite une excellente stabilité du couvercle quand celui-ci est retourné. Actuellement, dans cette configuration, la stabilité n'est pas bonne car l'ensemble repose sur le logo [1]. La contrainte est maintenue. </text:p>
        </text:list-item>
        <text:list-item>
          <text:p text:style-name="P2">Étanchéité au ruissellement : Cette contrainte est exclusive aux composants électroniques. Après cuisson, le nettoyage à l'eau du couvercle est nécessaire, démonter à chaque fois la e-poignée est fastidieux, le mode de cuisson en basse température utilisé ne projette pas de matière grasse. Toutefois, une condensation est présente. Avec beaucoup d'attention, un simple rinçage de l'intérieur du couvercle est suffisant. Amélioration : imprégnation ou vernis des composants électroniques. La contrainte est maintenue. </text:p>
        </text:list-item>
        <text:list-item>
          <text:p text:style-name="P1">Assemblage facile : les 4 vis de fixation de l'isolateur [10] sont difficiles d'accès et nécessite un tournevis spécifique. Amélioration : revoir la fixation de l'isolateur [10]. La contrainte est maintenu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11:45:18.793597049</meta:creation-date>
    <meta:print-date>2015-05-12T11:46:43.438666812</meta:print-date>
    <dc:date>2015-05-12T11:57:21.368573375</dc:date>
    <meta:editing-duration>P0D</meta:editing-duration>
    <meta:editing-cycles>1</meta:editing-cycles>
    <meta:document-statistic meta:table-count="0" meta:image-count="1" meta:object-count="0" meta:page-count="2" meta:paragraph-count="18" meta:word-count="663" meta:character-count="4246" meta:non-whitespace-character-count="3598"/>
    <meta:generator>LibreOffice/4.2.7.2$Linux_X86_64 LibreOffice_project/420m0$Build-2</meta:generator>
  </office:meta>
</office:document-meta>
</file>